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88cm"/>
    </style:style>
    <style:style style:name="co3" style:family="table-column">
      <style:table-column-properties fo:break-before="auto" style:column-width="5.165cm"/>
    </style:style>
    <style:style style:name="ro1" style:family="table-row">
      <style:table-row-properties style:row-height="0.98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ext-properties style:font-name="Times New Roman1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me should contain characters</text:p>
          </table:table-cell>
          <table:table-cell office:value-type="string" calcext:value-type="string">
            <text:p>Priyanka</text:p>
          </table:table-cell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 with no numeric</text:p>
          </table:table-cell>
          <table:table-cell office:value-type="float" office:value="12345" calcext:value-type="float">
            <text:p>12345</text:p>
          </table:table-cell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 with no spl. Characters</text:p>
          </table:table-cell>
          <table:table-cell office:value-type="string" calcext:value-type="string">
            <text:p>@$%^&amp;_</text:p>
          </table:table-cell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hone number with 10 digits(+91 as country code)</text:p>
          </table:table-cell>
          <table:table-cell office:value-type="float" office:value="9742855476" calcext:value-type="float">
            <text:p>9742855476</text:p>
          </table:table-cell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hone number with 10 digits(+91 as country code)</text:p>
          </table:table-cell>
          <table:table-cell office:value-type="float" office:value="975463772" calcext:value-type="float">
            <text:p>975463772</text:p>
          </table:table-cell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hone number with characters</text:p>
          </table:table-cell>
          <table:table-cell office:value-type="string" calcext:value-type="string">
            <text:p>hrytinf</text:p>
          </table:table-cell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hone number with spl characters</text:p>
          </table:table-cell>
          <table:table-cell office:value-type="string" calcext:value-type="string">
            <text:p>#%#$^&amp;</text:p>
          </table:table-cell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hone number with alpha-numeric</text:p>
          </table:table-cell>
          <table:table-cell office:value-type="string" calcext:value-type="string">
            <text:p>9475sadae</text:p>
          </table:table-cell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mail to have @ symbol</text:p>
          </table:table-cell>
          <table:table-cell office:value-type="string" calcext:value-type="string">
            <text:p><text:a xlink:href="mailto:priyanka_ramesh@thbs.com" xlink:type="simple">priyanka_ramesh@thbs.com</text:a></text:p>
          </table:table-cell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mail that has @@ symbol</text:p>
          </table:table-cell>
          <table:table-cell office:value-type="string" calcext:value-type="string">
            <text:p>priyanka_ramesh@@thbs.com</text:p>
          </table:table-cell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ssword with min of 6 characters</text:p>
          </table:table-cell>
          <table:table-cell office:value-type="string" calcext:value-type="string">
            <text:p>Petry234#</text:p>
          </table:table-cell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ssword with less than 6 characters</text:p>
          </table:table-cell>
          <table:table-cell office:value-type="string" calcext:value-type="string">
            <text:p>W647%</text:p>
          </table:table-cell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Fail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1:20:42.043000000</meta:creation-date>
    <dc:date>2021-10-25T11:54:00.543000000</dc:date>
    <meta:editing-duration>PT16M45S</meta:editing-duration>
    <meta:editing-cycles>1</meta:editing-cycles>
    <meta:document-statistic meta:table-count="1" meta:cell-count="78" meta:object-count="0"/>
    <meta:generator>LibreOffice/7.1.6.2$Windows_X86_64 LibreOffice_project/0e133318fcee89abacd6a7d077e292f1145735c3</meta:generator>
  </office:meta>
</office:document-meta>
</file>